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F000002CB30631001CD9D73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051cm" svg:stroke-color="#ff0000" draw:marker-start-width="0.356cm" draw:marker-end-width="0.356cm" draw:fill="none" draw:textarea-horizontal-align="justify" draw:textarea-vertical-align="middle" draw:auto-grow-height="false" fo:min-height="3.316cm" fo:min-width="5.98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9933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0000" fo:font-size="14pt" style:font-size-asian="14pt" style:font-size-complex="14pt"/>
    </style:style>
    <style:style style:name="P4" style:family="paragraph">
      <style:text-properties fo:color="#0000ff"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834cm" svg:height="15.367cm" svg:x="0.106cm" svg:y="0.746cm">
          <draw:image xlink:href="Pictures/100000000000050F000002CB30631001CD9D733F.png" xlink:type="simple" xlink:show="embed" xlink:actuate="onLoad">
            <text:p/>
          </draw:image>
        </draw:frame>
        <draw:custom-shape draw:style-name="gr2" draw:text-style-name="P1" draw:layer="layout" svg:width="26.543cm" svg:height="4.572cm" svg:x="1.127cm" svg:y="0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72cm" svg:height="0.806cm" svg:x="13.198cm" svg:y="-0.06cm">
          <draw:text-box>
            <text:p text:style-name="P2"><text:span text:style-name="T1">Client</text:span></text:p>
          </draw:text-box>
        </draw:frame>
        <draw:custom-shape draw:style-name="gr4" draw:text-style-name="P1" draw:layer="layout" svg:width="15.748cm" svg:height="10.287cm" svg:x="0.238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84cm" svg:height="0.801cm" svg:x="7.542cm" svg:y="6.842cm">
          <draw:text-box>
            <text:p text:style-name="P4">Model</text:p>
          </draw:text-box>
        </draw:frame>
        <draw:custom-shape draw:style-name="gr6" draw:text-style-name="P1" draw:layer="layout" svg:width="9.652cm" svg:height="10.287cm" svg:x="17.891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95cm" svg:height="0.801cm" svg:x="21.783cm" svg:y="5.826cm">
          <draw:text-box>
            <text:p><text:span text:style-name="T2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2-25T18:10:37.24</dc:date>
    <meta:editing-duration>PT19M51S</meta:editing-duration>
    <meta:editing-cycles>2</meta:editing-cycles>
    <meta:generator>OpenOffice/4.1.2$Win32 OpenOffice.org_project/412m3$Build-9782</meta:generator>
    <dc:creator>Binh Do Thanh</dc:creator>
    <meta:document-statistic meta:object-count="7"/>
  </office:meta>
</office:document-meta>
</file>